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break-before="page"/>
      <style:text-properties officeooo:paragraph-rsid="000a5ede"/>
    </style:style>
    <style:style style:name="P3" style:family="paragraph" style:parent-style-name="Preformatted_20_Text">
      <style:text-properties officeooo:paragraph-rsid="000a5ede"/>
    </style:style>
    <style:style style:name="P4" style:family="paragraph" style:parent-style-name="Preformatted_20_Text">
      <style:text-properties fo:font-size="12pt" fo:font-weight="bold" officeooo:paragraph-rsid="000a5ede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break-before="page"/>
      <style:text-properties officeooo:paragraph-rsid="000ae5f9"/>
    </style:style>
    <style:style style:name="P6" style:family="paragraph" style:parent-style-name="Preformatted_20_Text">
      <style:text-properties officeooo:paragraph-rsid="000ae5f9"/>
    </style:style>
    <style:style style:name="T1" style:family="text">
      <style:text-properties officeooo:rsid="000a5ede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0ae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Froeling P2 ESP32</text:p>
      <text:p text:style-name="Preformatted_20_Text"/>
      <text:p text:style-name="P1">## Beep-Signale</text:p>
      <text:p text:style-name="Preformatted_20_Text"/>
      <text:p text:style-name="Preformatted_20_Text">### 1) Dauerton (ohne Pause)</text:p>
      <text:p text:style-name="Preformatted_20_Text"/>
      <text:p text:style-name="Preformatted_20_Text">**Bedeutung:** LECKWASSER erkannt (kritisch)</text:p>
      <text:p text:style-name="Preformatted_20_Text">**Aktion:** Sofort auf Wasserleck pruefen, Bereich sichern, Ursache beheben.</text:p>
      <text:p text:style-name="Preformatted_20_Text"/>
      <text:p text:style-name="Preformatted_20_Text">---</text:p>
      <text:p text:style-name="Preformatted_20_Text"/>
      <text:p text:style-name="Preformatted_20_Text">### 2) Stotter-Alarm in Bloecken</text:p>
      <text:p text:style-name="Preformatted_20_Text"/>
      <text:p text:style-name="Preformatted_20_Text">**Muster:** 4x kurz (120 ms EIN / 120 ms AUS), dann 1 s Pause, Wiederholung</text:p>
      <text:p text:style-name="Preformatted_20_Text">**Bedeutung:** Grenzwert ueberschritten (z. B. Kesseltemperatur &gt; 90 C)</text:p>
      <text:p text:style-name="Preformatted_20_Text">**Aktion:** Anlage und Messwerte sofort kontrollieren.</text:p>
      <text:p text:style-name="Preformatted_20_Text"/>
      <text:p text:style-name="Preformatted_20_Text">---</text:p>
      <text:p text:style-name="Preformatted_20_Text"/>
      <text:p text:style-name="Preformatted_20_Text">### 3) Langsames Intervall-Piepen</text:p>
      <text:p text:style-name="Preformatted_20_Text"/>
      <text:p text:style-name="Preformatted_20_Text">**Muster:** ca. 0,7 s EIN / 0,7 s AUS</text:p>
      <text:p text:style-name="Preformatted_20_Text">**Bedeutung:** Heizungs-Fehlermeldung (normaler Error-Alarm)</text:p>
      <text:p text:style-name="Preformatted_20_Text">**Aktionen:** 1. Fehlertext auf Heizungsdisplay pruefen, 2. Stoerung beheben und AN HEIZUNGSSTEUERUNG quittieren (Enter-Taste), 3. An ESP-Zusatzbox mit GELBER Quit-Taste Fehler-Buzzer stoppen</text:p>
      <text:p text:style-name="Preformatted_20_Text"/>
      <text:p text:style-name="Preformatted_20_Text">---</text:p>
      <text:p text:style-name="Preformatted_20_Text"/>
      <text:p text:style-name="Preformatted_20_Text">### 4) 5 schnelle Beeps (kurz)</text:p>
      <text:p text:style-name="Preformatted_20_Text"/>
      <text:p text:style-name="Preformatted_20_Text">**Bedeutung:** WLAN verbunden</text:p>
      <text:p text:style-name="Preformatted_20_Text">**Aktion:** Keine (nur Statusinfo)</text:p>
      <text:p text:style-name="Preformatted_20_Text"/>
      <text:p text:style-name="Preformatted_20_Text">---</text:p>
      <text:p text:style-name="Preformatted_20_Text"/>
      <text:p text:style-name="Preformatted_20_Text">### 5) 3 langsame Beeps (lang)</text:p>
      <text:p text:style-name="Preformatted_20_Text"/>
      <text:p text:style-name="Preformatted_20_Text">**Bedeutung:** WLAN/SSID nicht verfuegbar</text:p>
      <text:p text:style-name="Preformatted_20_Text">**Aktion:** Router/SSID/Empfang pruefen, ggf. Boot-Setup nutzen.</text:p>
      <text:p text:style-name="Preformatted_20_Text"/>
      <text:p text:style-name="Preformatted_20_Text">---</text:p>
      <text:p text:style-name="Preformatted_20_Text"/>
      <text:p text:style-name="Preformatted_20_Text">### 6) Sehr schnelles Rattern (einige Sekunden)</text:p>
      <text:p text:style-name="Preformatted_20_Text"/>
      <text:p text:style-name="Preformatted_20_Text">**Bedeutung:** Dateisystem-/SD-Problem</text:p>
      <text:p text:style-name="Preformatted_20_Text">**Aktion:** SD/Dateisystem pruefen, bei Wiederholung neu starten.</text:p>
      <text:p text:style-name="Preformatted_20_Text"/>
      <text:p text:style-name="Preformatted_20_Text">---</text:p>
      <text:p text:style-name="Preformatted_20_Text"/>
      <text:p text:style-name="Preformatted_20_Text">## Wichtig</text:p>
      <text:p text:style-name="Preformatted_20_Text"/>
      <text:p text:style-name="Preformatted_20_Text">- Gelbe Quit-Taste stoppt den aktiven Fehler-Buzzer.</text:p>
      <text:p text:style-name="Preformatted_20_Text">- Wenn die Ursache weiter besteht, kommt der Alarm erneut.</text:p>
      <text:p text:style-name="Preformatted_20_Text">- Prioritaet im Zweifel: 1) Leckwasser 2) Grenzwert 3) sonstige Fehler.</text:p>
      <text:p text:style-name="Preformatted_20_Text"/>
      <text:p text:style-name="P2"># Froeling P2 ESP32</text:p>
      <text:p text:style-name="P3"/>
      <text:p text:style-name="P4">## <text:span text:style-name="T1">Ändern von </text:span>Systemeinstellungen beim Booten </text:p>
      <text:p text:style-name="P3"/>
      <text:p text:style-name="P3">### Voraussetzungen vor dem Boot</text:p>
      <text:p text:style-name="P3"/>
      <text:p text:style-name="P3">- Serielle-Konsole oeffnen (PlatformIO Monitor)</text:p>
      <text:p text:style-name="P3">- Monitor-Parameter: 115200 Baud, Echo EIN</text:p>
      <text:p text:style-name="P3">- Zeilenende fuer Eingaben: CR oder CRLF</text:p>
      <text:p text:style-name="P3"/>
      <text:p text:style-name="P3">---</text:p>
      <text:p text:style-name="P3"/>
      <text:p text:style-name="P3">### Boot ohne gedrueckten Button (Normalfall)</text:p>
      <text:p text:style-name="P3"/>
      <text:p text:style-name="P3">- ESP nutzt gespeicherte WLAN-Daten aus NVS (persistent)</text:p>
      <text:p text:style-name="P3">- WLAN-Verbindung startet im Hintergrund</text:p>
      <text:p text:style-name="P3">- MQTT nutzt gespeicherte Broker/User/Pass-Daten</text:p>
      <text:p text:style-name="P3">- Kein Konsolen-Dialog</text:p>
      <text:p text:style-name="P3"/>
      <text:p text:style-name="P3">Hinweis:</text:p>
      <text:p text:style-name="P3"/>
      <text:p text:style-name="P3">- Wenn keine gueltigen WLAN-Daten gespeichert sind, kann WLAN-Start fehlschlagen.</text:p>
      <text:p text:style-name="P3"/>
      <text:p text:style-name="P3">---</text:p>
      <text:p text:style-name="P3"/>
      <text:p text:style-name="P3">### Boot MIT gedruecktem gelben Quit-Button (Konfig-Modus)</text:p>
      <text:p text:style-name="P3"/>
      <text:p text:style-name="P3">Button beim Einschalten gedrueckt halten.</text:p>
      <text:p text:style-name="P3"/>
      <text:p text:style-name="P3">Ablauf in der Konsole:</text:p>
      <text:p text:style-name="P3"/>
      <text:p text:style-name="P3">1. WLAN-Scan wird gestartet, gefundene SSIDs werden nummeriert angezeigt.</text:p>
      <text:p text:style-name="P3">2. Auswahl eingeben:</text:p>
      <text:p text:style-name="P3"><text:s text:c="3"/>- Zahl 1..N: dieses WLAN verwenden</text:p>
      <text:p text:style-name="P3"><text:s text:c="3"/>- 0: WLAN komplett AUS (gespeicherte AP-Daten loeschen)</text:p>
      <text:p text:style-name="P3"><text:s text:c="3"/>- -1: WLAN unveraendert lassen, nur MQTT-Einstellungen aendern</text:p>
      <text:p text:style-name="P3">3. Bei Auswahl 1..N: WLAN-Passwort eingeben.</text:p>
      <text:p text:style-name="P3">4. Danach MQTT-Dialog:</text:p>
      <text:p text:style-name="P3"><text:s text:c="3"/>- Broker: ENTER = behalten, 0 = loeschen/deaktivieren, sonst neuer Wert</text:p>
      <text:p text:style-name="P3"><text:s text:c="3"/>- User: ENTER = behalten, 0 = loeschen, sonst neuer Wert</text:p>
      <text:p text:style-name="P3"><text:s text:c="3"/>- Pass: ENTER = behalten, 0 = loeschen, sonst neuer Wert</text:p>
      <text:p text:style-name="P3">5. Werte werden persistent im NVS gespeichert.</text:p>
      <text:p text:style-name="P3"/>
      <text:p text:style-name="P3">---</text:p>
      <text:p text:style-name="P3"/>
      <text:p text:style-name="P3">### Schnelle Bedienlogik am Geraet</text:p>
      <text:p text:style-name="P3"/>
      <text:p text:style-name="P3">- Nur normal starten: Button NICHT druecken</text:p>
      <text:p text:style-name="P3">- WLAN/MQTT neu einstellen: Button beim Boot druecken</text:p>
      <text:p text:style-name="P3">- MQTT abschalten: Im MQTT-Broker-Feld "0" eingeben</text:p>
      <text:p text:style-name="P3">- WLAN abschalten: Bei Netzwerkauswahl "0" eingeben</text:p>
      <text:p text:style-name="P3"/>
      <text:p text:style-name="P3">---</text:p>
      <text:p text:style-name="P3"/>
      <text:p text:style-name="P3">### Merksatz</text:p>
      <text:p text:style-name="P3"/>
      <text:p text:style-name="P3">Button beim Boot = Setup-Menue.</text:p>
      <text:p text:style-name="P3">Kein Button = gespeicherte Konfiguration verwenden.</text:p>
      <text:p text:style-name="P3"/>
      <text:p text:style-name="P5"># Froeling P2 ESP32</text:p>
      <text:p text:style-name="P6"/>
      <text:p text:style-name="P6"><text:span text:style-name="T2">## Anschlussbelegung (GPIO)</text:span></text:p>
      <text:p text:style-name="P6"/>
      <text:p text:style-name="P6">## Seriell</text:p>
      <text:p text:style-name="P6"/>
      <text:p text:style-name="P6">- USB-Konsole (Setup/Logs): UART0 ueber Board-USB, Monitor 115200 Baud</text:p>
      <text:p text:style-name="P6">- Hinweis: RS232-TTL Wandler noetig (z. B. MAX3232):</text:p>
      <text:p text:style-name="P6"><text:s text:c="2"/>- Heizung P2/S3100 RX: GPIO16 (ESP-Eingang), Serial2 mit 9600 8N1</text:p>
      <text:p text:style-name="P6"><text:s text:c="2"/>- Heizung P2/S3100 TX: GPIO17 (ESP-Ausgang), Serial2 mit 9600 8N1</text:p>
      <text:p text:style-name="P6"/>
      <text:p text:style-name="P6">## <text:span text:style-name="T3">SD-</text:span>Speicher<text:span text:style-name="T3">karte (entspricht der ueblichen VSPI-Belegung beim ESP32 DevKit)</text:span></text:p>
      <text:p text:style-name="P6"/>
      <text:p text:style-name="P6">- SD Card CS: GPIO5 (Ausgang)</text:p>
      <text:p text:style-name="P6">- SD SPI SCK: GPIO18</text:p>
      <text:p text:style-name="P6">- SD SPI MISO: GPIO19</text:p>
      <text:p text:style-name="P6">- SD SPI MOSI: GPIO23</text:p>
      <text:p text:style-name="P6">- SD SPI Speed: 4 MHz</text:p>
      <text:p text:style-name="P6"/>
      <text:p text:style-name="P6">## Bedienung / Signale</text:p>
      <text:p text:style-name="P6"/>
      <text:p text:style-name="P6">- Buzzer (aktiv): GPIO27, digital HIGH/LOW</text:p>
      <text:p text:style-name="P6">- Quit-/Setup-Button: GPIO13, INPUT_PULLUP, aktiv LOW</text:p>
      <text:p text:style-name="P6">- Button-Funktion beim Boot: WLAN/MQTT-Setup starten</text:p>
      <text:p text:style-name="P6">- Button-Funktion im Betrieb: Buzzer quittieren</text:p>
      <text:p text:style-name="P6"/>
      <text:p text:style-name="P6">## Externe Sensoren / Aktoren</text:p>
      <text:p text:style-name="P6"/>
      <text:p text:style-name="P6">- DHT11 Temp/Feuchte: GPIO21</text:p>
      <text:p text:style-name="P6"><text:s text:c="2"/>Aktiv nur wenn USE_EXTERNAL_SENSORS=true und WITH_DHT_SENSOR=true</text:p>
      <text:p text:style-name="P6"/>
      <text:p text:style-name="P6">- Ventilator-Relais: GPIO22</text:p>
      <text:p text:style-name="P6"><text:s text:c="2"/>Aktiv nur wenn USE_EXTERNAL_SENSORS=true und WITH_VENTILATOR=true</text:p>
      <text:p text:style-name="P6"/>
      <text:p text:style-name="P6">- Servo Luftklappe: GPIO25</text:p>
      <text:p text:style-name="P6"><text:s text:c="2"/>Aktiv nur wenn USE_EXTERNAL_SENSORS=true und WITH_AIR_INPUT_FLAP=true</text:p>
      <text:p text:style-name="P6"/>
      <text:p text:style-name="P6">- Leckwasser-Sensor: GPIO39 (Eingang)</text:p>
      <text:p text:style-name="P6"><text:s text:c="2"/>Aktiv wenn USE_EXTERNAL_SENSORS=true</text:p>
      <text:p text:style-name="P6"><text:s text:c="2"/>Hinweis: GPIO39 ohne internen Pullup, Auswertung per Interrupt (CHANGE)</text:p>
      <text:p text:style-name="P6"/>
      <text:p text:style-name="P6">- AC-Stromsensor: GPIO33 (Analog-Eingang)</text:p>
      <text:p text:style-name="P6"><text:s text:c="2"/>Aktiv wenn USE_EXTERNAL_SENSORS=true</text:p>
      <text:p text:style-name="P6"/>
      <text:p text:style-name="P6">## Aktueller Feature-Status</text:p>
      <text:p text:style-name="P6"/>
      <text:p text:style-name="P6">- USE_WIFI=true</text:p>
      <text:p text:style-name="P6">- START_WEBSERVER=false</text:p>
      <text:p text:style-name="P6">- OUTPUT_TO_MQTT=true</text:p>
      <text:p text:style-name="P6">- OUTPUT_TO_FILE=true</text:p>
      <text:p text:style-name="P6">- USE_EXTERNAL_SENSORS=true</text:p>
      <text:p text:style-name="P6">- WITH_DHT_SENSOR=false</text:p>
      <text:p text:style-name="P6">- WITH_VENTILATOR=false</text:p>
      <text:p text:style-name="P6">- WITH_AIR_INPUT_FLAP=false</text:p>
      <text:p text:style-name="P6"/>
      <text:p text:style-name="P6">## Kurzcheck vor Verdrahtung</text:p>
      <text:p text:style-name="P6"/>
      <text:p text:style-name="P6">1. Heizungsschnittstelle auf GPIO16/17 und 9600 8N1 pruefen.</text:p>
      <text:p text:style-name="P6">2. Buzzer auf GPIO27, Button auf GPIO13 gegen GND (aktiv LOW).</text:p>
      <text:p text:style-name="P6">3. SD-CS auf GPIO5 pruefen.</text:p>
      <text:p text:style-name="P6">4. SD-SPI-Leitungen auf GPIO18/19/23 pruefen (SCK/MISO/MOSI).</text:p>
      <text:p text:style-name="P6">5. Externe Sensorik nur verdrahten, wenn der jeweilige Feature-Schalter aktiv i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20T19:15:34.940702700</dc:date>
    <meta:editing-duration>PT16M3S</meta:editing-duration>
    <meta:editing-cycles>3</meta:editing-cycles>
    <meta:generator>LibreOffice/25.8.4.2$Windows_X86_64 LibreOffice_project/290daaa01b999472f0c7a3890eb6a550fd74c6df</meta:generator>
    <meta:print-date>2026-03-20T19:15:25.927820100</meta:print-date>
    <meta:document-statistic meta:table-count="0" meta:image-count="0" meta:object-count="0" meta:page-count="3" meta:paragraph-count="116" meta:word-count="631" meta:character-count="4651" meta:non-whitespace-character-count="4101"/>
  </office:meta>
</office:document-meta>
</file>